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" svg:font-family="'Noto Sans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1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2d00e5f" officeooo:paragraph-rsid="032aa1da" style:font-name-complex="David CLM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style:use-window-font-color="true" style:font-name="David CLM" style:font-name-complex="David CLM"/>
    </style:style>
    <style:style style:name="P5" style:family="paragraph" style:parent-style-name="Standard">
      <style:paragraph-properties fo:text-align="end" style:justify-single-word="false" style:writing-mode="rl-tb"/>
      <style:text-properties style:use-window-font-color="true" style:font-name="David CLM" officeooo:paragraph-rsid="06f50f70" style:font-name-complex="David CLM"/>
    </style:style>
    <style:style style:name="P6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7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2bfe3c" style:font-size-asian="12pt" style:font-name-complex="David CLM" style:font-size-complex="12pt"/>
    </style:style>
    <style:style style:name="P8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2cdcb0" style:font-size-asian="12pt" style:font-name-complex="David CLM" style:font-size-complex="12pt"/>
    </style:style>
    <style:style style:name="P9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3db4c1" style:font-size-asian="12pt" style:font-name-complex="David CLM" style:font-size-complex="12pt"/>
    </style:style>
    <style:style style:name="P10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46ebd1" style:font-size-asian="12pt" style:font-name-complex="David CLM" style:font-size-complex="12pt"/>
    </style:style>
    <style:style style:name="P11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48dc1a" style:font-size-asian="12pt" style:font-name-complex="David CLM" style:font-size-complex="12pt"/>
    </style:style>
    <style:style style:name="P12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4c73f8" style:font-size-asian="12pt" style:font-name-complex="David CLM" style:font-size-complex="12pt"/>
    </style:style>
    <style:style style:name="P13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rsid="073919b6" officeooo:paragraph-rsid="073919b6" style:font-size-asian="12pt" style:font-name-complex="David CLM" style:font-size-complex="12pt"/>
    </style:style>
    <style:style style:name="P14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rsid="073f5528" officeooo:paragraph-rsid="073f5528" style:font-size-asian="12pt" style:font-name-complex="David CLM" style:font-size-complex="12pt"/>
    </style:style>
    <style:style style:name="P15" style:family="paragraph" style:parent-style-name="Default">
      <style:paragraph-properties fo:margin-left="0in" fo:margin-right="0in" style:line-height-at-least="0.139in" fo:text-align="center" style:justify-single-word="false" fo:text-indent="0in" style:auto-text-indent="false" style:writing-mode="lr-tb"/>
      <style:text-properties style:use-window-font-color="true" style:font-name="David CLM" fo:font-size="12pt" officeooo:rsid="0743e2bc" officeooo:paragraph-rsid="0743e2bc" style:font-size-asian="12pt" style:font-name-complex="David CLM" style:font-size-complex="12pt"/>
    </style:style>
    <style:style style:name="P16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1fd38a" style:letter-kerning="true" style:font-size-asian="12pt" style:font-style-asian="italic" style:font-weight-asian="normal" style:font-name-complex="David CLM" style:font-size-complex="12pt" style:text-emphasize="none"/>
    </style:style>
    <style:style style:name="P17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1e949d" style:letter-kerning="true" style:font-size-asian="12pt" style:font-style-asian="italic" style:font-weight-asian="normal" style:font-name-complex="David CLM" style:font-size-complex="12pt" style:text-emphasize="none"/>
    </style:style>
    <style:style style:name="P18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3c66ec" style:letter-kerning="true" style:font-size-asian="12pt" style:font-style-asian="italic" style:font-weight-asian="normal" style:font-name-complex="David CLM" style:font-size-complex="12pt" style:text-emphasize="none"/>
    </style:style>
    <style:style style:name="P19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paragraph-rsid="071e949d" style:font-size-asian="12pt" style:font-name-complex="David CLM" style:font-size-complex="12pt"/>
    </style:style>
    <style:style style:name="P20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paragraph-rsid="07436bd9" style:font-size-asian="12pt" style:font-name-complex="David CLM" style:font-size-complex="12pt"/>
    </style:style>
    <style:style style:name="P21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78c0c" officeooo:paragraph-rsid="07265257" style:letter-kerning="true" style:font-size-asian="12pt" style:font-style-asian="italic" style:font-weight-asian="normal" style:font-name-complex="David CLM" style:font-size-complex="12pt" style:text-emphasize="none"/>
    </style:style>
    <style:style style:name="P22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7fb83" officeooo:paragraph-rsid="0717fb83" style:letter-kerning="true" style:font-size-asian="12pt" style:font-style-asian="italic" style:font-weight-asian="normal" style:font-name-complex="David CLM" style:font-size-complex="12pt" style:text-emphasize="none"/>
    </style:style>
    <style:style style:name="P23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1fd38a" style:letter-kerning="true" style:font-size-asian="12pt" style:font-style-asian="italic" style:font-weight-asian="normal" style:font-name-complex="David CLM" style:font-size-complex="12pt" style:text-emphasize="none"/>
    </style:style>
    <style:style style:name="P24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2a3ba7" officeooo:paragraph-rsid="072a3ba7" style:letter-kerning="true" style:font-size-asian="12pt" style:font-style-asian="italic" style:font-weight-asian="normal" style:font-name-complex="David CLM" style:font-size-complex="12pt" style:text-emphasize="none"/>
    </style:style>
    <style:style style:name="P25" style:family="paragraph" style:parent-style-name="Standard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426162" officeooo:paragraph-rsid="07426162" style:letter-kerning="true" style:font-size-asian="12pt" style:font-style-asian="italic" style:font-weight-asian="normal" style:font-name-complex="David CLM" style:font-size-complex="12pt" style:text-emphasize="none"/>
    </style:style>
    <style:style style:name="P26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use-window-font-color="true" style:font-name="David CLM" officeooo:paragraph-rsid="06f22ffe" style:font-name-complex="David CLM"/>
    </style:style>
    <style:style style:name="P27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33666" officeooo:paragraph-rsid="07163647" style:letter-kerning="true" style:font-size-asian="12pt" style:font-style-asian="italic" style:font-weight-asian="normal" style:font-name-complex="David CLM" style:font-size-complex="12pt" style:text-emphasize="none"/>
    </style:style>
    <style:style style:name="P28" style:family="paragraph" style:parent-style-name="Text_20_body">
      <style:paragraph-properties fo:margin-top="0.1173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22d525" officeooo:paragraph-rsid="07281164" style:letter-kerning="true" style:font-size-asian="12pt" style:font-style-asian="italic" style:font-weight-asian="normal" style:font-name-complex="David CLM" style:font-size-complex="12pt" style:text-emphasize="none"/>
    </style:style>
    <style:style style:name="P29" style:family="paragraph" style:parent-style-name="Text_20_body">
      <style:paragraph-properties fo:margin-top="0.1173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281164" officeooo:paragraph-rsid="07281164" style:letter-kerning="true" style:font-size-asian="12pt" style:font-style-asian="italic" style:font-weight-asian="normal" style:font-name-complex="David CLM" style:font-size-complex="12pt" style:text-emphasize="none"/>
    </style:style>
    <style:style style:name="P30" style:family="paragraph" style:parent-style-name="Text_20_body" style:list-style-name="L1">
      <style:paragraph-properties fo:margin-top="0.0398in" fo:margin-bottom="0.0398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78c0c" officeooo:paragraph-rsid="07178c0c" style:letter-kerning="true" style:font-size-asian="12pt" style:font-style-asian="italic" style:font-weight-asian="normal" style:font-name-complex="David CLM" style:font-size-complex="12pt" style:text-emphasize="none"/>
    </style:style>
    <style:style style:name="P31" style:family="paragraph" style:parent-style-name="Text_20_body" style:list-style-name="L1">
      <style:paragraph-properties fo:margin-top="0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78c0c" officeooo:paragraph-rsid="07178c0c" style:letter-kerning="true" style:font-size-asian="12pt" style:font-style-asian="italic" style:font-weight-asian="normal" style:font-name-complex="David CLM" style:font-size-complex="12pt" style:text-emphasize="none"/>
    </style:style>
    <style:style style:name="P32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d1868" officeooo:paragraph-rsid="071d1868" style:letter-kerning="true" style:font-size-asian="12pt" style:font-style-asian="italic" style:font-weight-asian="normal" style:font-name-complex="David CLM" style:font-size-complex="12pt" style:text-emphasize="none"/>
    </style:style>
    <style:style style:name="P33" style:family="paragraph" style:parent-style-name="Text_20_body" style:list-style-name="L6">
      <style:paragraph-properties fo:line-height="100%" fo:text-align="end" style:justify-single-word="false" style:writing-mode="rl-tb"/>
      <style:text-properties officeooo:paragraph-rsid="0710bb0a"/>
    </style:style>
    <style:style style:name="P34" style:family="paragraph" style:parent-style-name="Text_20_body" style:list-style-name="L6">
      <style:paragraph-properties fo:line-height="100%" fo:text-align="end" style:justify-single-word="false" style:writing-mode="rl-tb"/>
      <style:text-properties officeooo:paragraph-rsid="071909aa"/>
    </style:style>
    <style:style style:name="P35" style:family="paragraph" style:parent-style-name="Standard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e949d" officeooo:paragraph-rsid="072bfe3c" style:letter-kerning="true" style:font-size-asian="12pt" style:font-style-asian="italic" style:font-weight-asian="normal" style:font-name-complex="David CLM" style:font-size-complex="12pt" style:text-emphasize="none"/>
    </style:style>
    <style:style style:name="P36" style:family="paragraph" style:parent-style-name="Standard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426162" officeooo:paragraph-rsid="07426162" style:letter-kerning="true" style:font-size-asian="12pt" style:font-style-asian="italic" style:font-weight-asian="normal" style:font-name-complex="David CLM" style:font-size-complex="12pt" style:text-emphasize="none"/>
    </style:style>
    <style:style style:name="P37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officeooo:rsid="0710bb0a" officeooo:paragraph-rsid="0710bb0a" style:font-name-complex="David CLM"/>
    </style:style>
    <style:style style:name="P38" style:family="paragraph" style:parent-style-name="Heading_20_3" style:list-style-name="L6">
      <style:paragraph-properties fo:line-height="100%" fo:text-align="start" style:justify-single-word="false" style:writing-mode="lr-tb"/>
      <style:text-properties officeooo:paragraph-rsid="0710bb0a"/>
    </style:style>
    <style:style style:name="P39" style:family="paragraph" style:parent-style-name="Default" style:list-style-name="L2">
      <style:paragraph-properties style:line-height-at-least="0.139in" fo:text-align="end" style:justify-single-word="false" style:writing-mode="rl-tb"/>
      <style:text-properties officeooo:paragraph-rsid="072a3ba7"/>
    </style:style>
    <style:style style:name="P40" style:family="paragraph" style:parent-style-name="Default" style:list-style-name="L3">
      <style:paragraph-properties style:line-height-at-least="0.139in" fo:text-align="end" style:justify-single-word="false" style:writing-mode="rl-tb"/>
    </style:style>
    <style:style style:name="P41" style:family="paragraph" style:parent-style-name="Default" style:list-style-name="L4">
      <style:paragraph-properties style:line-height-at-least="0.139in" fo:text-align="end" style:justify-single-word="false" style:writing-mode="rl-tb"/>
      <style:text-properties officeooo:paragraph-rsid="07410ca4"/>
    </style:style>
    <style:style style:name="P42" style:family="paragraph" style:parent-style-name="Default" style:list-style-name="L5">
      <style:paragraph-properties style:line-height-at-least="0.139in" fo:text-align="end" style:justify-single-word="false" style:writing-mode="rl-tb"/>
      <style:text-properties officeooo:paragraph-rsid="0748dc1a"/>
    </style:style>
    <style:style style:name="P43" style:family="paragraph" style:parent-style-name="Default" style:list-style-name="L4">
      <style:paragraph-properties style:line-height-at-least="0.139in" fo:text-align="end" style:justify-single-word="false" style:writing-mode="rl-tb"/>
      <style:text-properties style:use-window-font-color="true" style:font-name="David CLM" fo:font-size="12pt" officeooo:paragraph-rsid="07410ca4" style:font-size-asian="12pt" style:font-name-complex="David CLM" style:font-size-complex="12pt"/>
    </style:style>
    <style:style style:name="P44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rsid="072bfe3c" officeooo:paragraph-rsid="072bfe3c" style:font-size-asian="12pt" style:font-name-complex="David CLM" style:font-size-complex="12pt"/>
    </style:style>
    <style:style style:name="P45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4f4f25" style:font-size-asian="12pt" style:font-name-complex="David CLM" style:font-size-complex="12pt"/>
    </style:style>
    <style:style style:name="P46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fo:font-style="italic" style:font-size-asian="12pt" style:font-style-asian="italic" style:font-name-complex="David CLM" style:font-size-complex="12pt"/>
    </style:style>
    <style:style style:name="P47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position="3% 100%" style:font-name="David CLM" fo:font-size="12pt" fo:font-weight="bold" officeooo:rsid="073874ba" officeooo:paragraph-rsid="073874ba" style:font-size-asian="12pt" style:font-weight-asian="bold" style:font-name-complex="David CLM" style:font-size-complex="12pt"/>
    </style:style>
    <style:style style:name="P48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436bd9" style:letter-kerning="true" style:font-size-asian="12pt" style:font-style-asian="italic" style:font-weight-asian="normal" style:font-name-complex="David CLM" style:font-size-complex="12pt" style:text-emphasize="none"/>
    </style:style>
    <style:style style:name="P49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style:use-window-font-color="true" style:font-name="David CLM" fo:font-size="12pt" fo:font-style="italic" fo:font-weight="bold" officeooo:paragraph-rsid="073db4c1" style:font-size-asian="12pt" style:font-style-asian="italic" style:font-weight-asian="bold" style:font-name-complex="David CLM" style:font-size-complex="12pt" style:font-style-complex="italic"/>
    </style:style>
    <style:style style:name="P50" style:family="paragraph" style:parent-style-name="Default" style:list-style-name="L4">
      <style:paragraph-properties style:line-height-at-least="0.139in"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officeooo:paragraph-rsid="07410ca4"/>
    </style:style>
    <style:style style:name="P51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436bd9" officeooo:paragraph-rsid="07436bd9" style:letter-kerning="true" style:font-size-asian="12pt" style:font-style-asian="italic" style:font-weight-asian="normal" style:font-name-complex="David CLM" style:font-size-complex="12pt" style:text-emphasize="none"/>
    </style:style>
    <style:style style:name="T1" style:family="text">
      <style:text-properties style:text-position="9% 100%"/>
    </style:style>
    <style:style style:name="T2" style:family="text">
      <style:text-properties style:text-position="9% 100%" fo:font-weight="bold" style:font-weight-asian="bold" style:font-weight-complex="bold"/>
    </style:style>
    <style:style style:name="T3" style:family="text">
      <style:text-properties style:text-position="9% 100%" fo:font-weight="bold" officeooo:rsid="0714aa1b" style:font-weight-asian="bold" style:font-weight-complex="bold"/>
    </style:style>
    <style:style style:name="T4" style:family="text">
      <style:text-properties style:text-position="9% 100%" fo:language="en" fo:country="US"/>
    </style:style>
    <style:style style:name="T5" style:family="text">
      <style:text-properties style:text-position="9% 100%" fo:language="en" fo:country="US" officeooo:rsid="07163647"/>
    </style:style>
    <style:style style:name="T6" style:family="text">
      <style:text-properties style:text-position="9% 100%" fo:language="en" fo:country="US" officeooo:rsid="0717a53e"/>
    </style:style>
    <style:style style:name="T7" style:family="text">
      <style:text-properties style:text-position="9% 100%" fo:language="en" fo:country="US" officeooo:rsid="0717fb83"/>
    </style:style>
    <style:style style:name="T8" style:family="text">
      <style:text-properties style:text-position="9% 100%" fo:language="en" fo:country="US" officeooo:rsid="071f39d9"/>
    </style:style>
    <style:style style:name="T9" style:family="text">
      <style:text-properties style:text-position="9% 100%" fo:language="en" fo:country="US" officeooo:rsid="071fd38a"/>
    </style:style>
    <style:style style:name="T10" style:family="text">
      <style:text-properties style:text-position="9% 100%" fo:language="en" fo:country="US" officeooo:rsid="0720b5a2"/>
    </style:style>
    <style:style style:name="T11" style:family="text">
      <style:text-properties style:text-position="9% 100%" fo:language="en" fo:country="US" officeooo:rsid="0721f57e"/>
    </style:style>
    <style:style style:name="T12" style:family="text">
      <style:text-properties style:text-position="9% 100%" fo:language="en" fo:country="US" officeooo:rsid="07230666"/>
    </style:style>
    <style:style style:name="T13" style:family="text">
      <style:text-properties style:text-position="9% 100%" fo:language="en" fo:country="US" officeooo:rsid="07230666" style:font-style-complex="italic"/>
    </style:style>
    <style:style style:name="T14" style:family="text">
      <style:text-properties style:text-position="9% 100%" fo:language="en" fo:country="US" officeooo:rsid="07178c0c"/>
    </style:style>
    <style:style style:name="T15" style:family="text">
      <style:text-properties style:text-position="9% 100%" fo:language="en" fo:country="US" officeooo:rsid="0728efe4"/>
    </style:style>
    <style:style style:name="T16" style:family="text">
      <style:text-properties style:text-position="9% 100%" fo:language="en" fo:country="US" officeooo:rsid="072a3ba7"/>
    </style:style>
    <style:style style:name="T17" style:family="text">
      <style:text-properties style:text-position="9% 100%" fo:language="en" fo:country="US" officeooo:rsid="072eb447"/>
    </style:style>
    <style:style style:name="T18" style:family="text">
      <style:text-properties style:text-position="9% 100%" fo:language="en" fo:country="US" officeooo:rsid="0730559f"/>
    </style:style>
    <style:style style:name="T19" style:family="text">
      <style:text-properties style:text-position="9% 100%" fo:language="en" fo:country="US" officeooo:rsid="07321d45"/>
    </style:style>
    <style:style style:name="T20" style:family="text">
      <style:text-properties style:text-position="9% 100%" fo:language="en" fo:country="US" officeooo:rsid="0733ab4e"/>
    </style:style>
    <style:style style:name="T21" style:family="text">
      <style:text-properties style:text-position="9% 100%" fo:language="en" fo:country="US" officeooo:rsid="07342da4"/>
    </style:style>
    <style:style style:name="T22" style:family="text">
      <style:text-properties style:text-position="9% 100%" fo:language="en" fo:country="US" officeooo:rsid="07426162"/>
    </style:style>
    <style:style style:name="T23" style:family="text">
      <style:text-properties style:text-position="9% 100%" fo:language="en" fo:country="US" officeooo:rsid="0741927c"/>
    </style:style>
    <style:style style:name="T24" style:family="text">
      <style:text-properties style:text-position="9% 100%" fo:language="en" fo:country="US" fo:font-weight="bold" officeooo:rsid="07436bd9" style:font-weight-asian="bold" style:font-weight-complex="bold"/>
    </style:style>
    <style:style style:name="T25" style:family="text">
      <style:text-properties style:text-position="9% 100%" officeooo:rsid="0714aa1b"/>
    </style:style>
    <style:style style:name="T26" style:family="text">
      <style:text-properties style:use-window-font-color="true" style:font-name="David CLM" officeooo:rsid="0710bb0a" style:font-name-complex="David CLM"/>
    </style:style>
    <style:style style:name="T27" style:family="text">
      <style:text-properties style:use-window-font-color="true" style:font-name="David CLM" officeooo:rsid="071909aa" style:font-name-complex="David CLM"/>
    </style:style>
    <style:style style:name="T28" style:family="text">
      <style:text-properties style:use-window-font-color="true" style:font-name="David CLM" fo:font-size="12pt" fo:font-weight="normal" officeooo:rsid="0710bb0a" style:font-size-asian="12pt" style:font-weight-asian="normal" style:font-name-complex="David CLM" style:font-size-complex="12pt" style:font-weight-complex="normal"/>
    </style:style>
    <style:style style:name="T29" style:family="text">
      <style:text-properties style:use-window-font-color="true" style:font-name="David CLM" fo:font-size="12pt" style:font-size-asian="12pt" style:font-name-complex="David CLM" style:font-size-complex="12pt"/>
    </style:style>
    <style:style style:name="T30" style:family="text">
      <style:text-properties style:use-window-font-color="true" style:font-name="David CLM" fo:font-size="12pt" officeooo:rsid="0748dc1a" style:font-size-asian="12pt" style:font-name-complex="David CLM" style:font-size-complex="12pt"/>
    </style:style>
    <style:style style:name="T31" style:family="text">
      <style:text-properties style:use-window-font-color="true" style:font-name="David CLM" fo:font-size="12pt" officeooo:rsid="074f4f25" style:font-size-asian="12pt" style:font-name-complex="David CLM" style:font-size-complex="12pt"/>
    </style:style>
    <style:style style:name="T32" style:family="text">
      <style:text-properties style:use-window-font-color="true" style:font-name="David CLM" fo:font-size="12pt" fo:font-style="italic" style:font-size-asian="12pt" style:font-style-asian="italic" style:font-name-complex="David CLM" style:font-size-complex="12pt"/>
    </style:style>
    <style:style style:name="T33" style:family="text">
      <style:text-properties style:use-window-font-color="true" style:font-name="David CLM" fo:font-size="12pt" fo:font-style="italic" officeooo:rsid="0748dc1a" style:font-size-asian="12pt" style:font-style-asian="italic" style:font-name-complex="David CLM" style:font-size-complex="12pt"/>
    </style:style>
    <style:style style:name="T34" style:family="text">
      <style:text-properties officeooo:rsid="0714aa1b"/>
    </style:style>
    <style:style style:name="T35" style:family="text">
      <style:text-properties fo:font-weight="bold" style:font-weight-asian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7436bd9" style:font-weight-asian="bold" style:font-weight-complex="bold"/>
    </style:style>
    <style:style style:name="T38" style:family="text">
      <style:text-properties fo:font-weight="bold" officeooo:rsid="072a3ba7" style:font-weight-asian="bold"/>
    </style:style>
    <style:style style:name="T39" style:family="text">
      <style:text-properties fo:font-style="italic" style:font-style-asian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74f4f25" style:font-style-asian="italic" style:font-style-complex="italic"/>
    </style:style>
    <style:style style:name="T42" style:family="text">
      <style:text-properties fo:font-style="italic" officeooo:rsid="0739a64e" style:font-style-asian="italic"/>
    </style:style>
    <style:style style:name="T43" style:family="text">
      <style:text-properties fo:font-style="italic" officeooo:rsid="073b456d" style:font-style-asian="italic"/>
    </style:style>
    <style:style style:name="T44" style:family="text">
      <style:text-properties fo:font-style="italic" officeooo:rsid="073b9c85" style:font-style-asian="italic"/>
    </style:style>
    <style:style style:name="T45" style:family="text">
      <style:text-properties fo:font-style="italic" officeooo:rsid="07436bd9" style:font-style-asian="italic"/>
    </style:style>
    <style:style style:name="T46" style:family="text">
      <style:text-properties fo:font-style="italic" officeooo:rsid="0746ebd1" style:font-style-asian="italic"/>
    </style:style>
    <style:style style:name="T47" style:family="text">
      <style:text-properties fo:font-style="italic" officeooo:rsid="0748dc1a" style:font-style-asian="italic"/>
    </style:style>
    <style:style style:name="T48" style:family="text">
      <style:text-properties fo:font-style="italic" officeooo:rsid="074a29e3" style:font-style-asian="italic"/>
    </style:style>
    <style:style style:name="T49" style:family="text">
      <style:text-properties fo:font-style="italic" officeooo:rsid="074c73f8" style:font-style-asian="italic"/>
    </style:style>
    <style:style style:name="T50" style:family="text">
      <style:text-properties fo:font-style="italic" officeooo:rsid="074f4f25" style:font-style-asian="italic"/>
    </style:style>
    <style:style style:name="T51" style:family="text">
      <style:text-properties fo:font-style="italic" fo:font-weight="bold" style:font-style-asian="italic" style:font-weight-asian="bold" style:font-style-complex="italic"/>
    </style:style>
    <style:style style:name="T52" style:family="text">
      <style:text-properties style:text-position="3% 100%" fo:language="en" fo:country="US" fo:font-weight="bold" officeooo:rsid="072a3ba7" style:font-weight-asian="bold" style:font-weight-complex="bold"/>
    </style:style>
    <style:style style:name="T53" style:family="text">
      <style:text-properties style:text-position="3% 100%" fo:font-weight="bold" officeooo:rsid="072bfe3c" style:font-weight-asian="bold" style:font-weight-complex="bold"/>
    </style:style>
    <style:style style:name="T54" style:family="text">
      <style:text-properties style:text-position="31% 100%" fo:font-style="italic" style:font-style-asian="italic"/>
    </style:style>
    <style:style style:name="T55" style:family="text">
      <style:text-properties style:text-position="4% 100%" fo:language="en" fo:country="US" fo:font-weight="bold" style:font-weight-asian="bold" style:font-weight-complex="bold"/>
    </style:style>
    <style:style style:name="T56" style:family="text">
      <style:text-properties officeooo:rsid="072cdcb0"/>
    </style:style>
    <style:style style:name="T57" style:family="text">
      <style:text-properties style:font-style-complex="italic"/>
    </style:style>
    <style:style style:name="T58" style:family="text">
      <style:text-properties style:font-style-complex="italic" style:font-weight-complex="normal"/>
    </style:style>
    <style:style style:name="T59" style:family="text">
      <style:text-properties officeooo:rsid="0736e6ca"/>
    </style:style>
    <style:style style:name="T60" style:family="text">
      <style:text-properties officeooo:rsid="07372fe9"/>
    </style:style>
    <style:style style:name="T61" style:family="text">
      <style:text-properties officeooo:rsid="073799b0"/>
    </style:style>
    <style:style style:name="T62" style:family="text">
      <style:text-properties fo:font-style="normal" fo:font-weight="bold" style:font-style-asian="normal" style:font-weight-asian="bold" style:font-style-complex="normal"/>
    </style:style>
    <style:style style:name="T63" style:family="text">
      <style:text-properties officeooo:rsid="073c66ec"/>
    </style:style>
    <style:style style:name="T64" style:family="text">
      <style:text-properties style:text-outline="false" style:text-line-through-style="none" style:text-line-through-type="none" style:text-position="9% 100%" fo:language="en" fo:country="US" fo:font-style="italic" fo:text-shadow="none" style:text-underline-style="none" fo:font-weight="normal" officeooo:rsid="07436bd9" style:letter-kerning="true" style:font-style-asian="italic" style:font-weight-asian="normal" style:text-emphasize="none"/>
    </style:style>
    <style:style style:name="T65" style:family="text">
      <style:text-properties style:text-outline="false" style:text-line-through-style="none" style:text-line-through-type="none" style:text-position="4% 100%" fo:language="en" fo:country="US" fo:font-style="italic" fo:text-shadow="none" style:text-underline-style="none" fo:font-weight="bold" officeooo:rsid="071e949d" style:letter-kerning="true" style:font-style-asian="italic" style:font-weight-asian="bold" style:text-emphasize="none"/>
    </style:style>
    <style:style style:name="T66" style:family="text">
      <style:text-properties style:text-outline="false" style:text-line-through-style="none" style:text-line-through-type="none" fo:font-style="italic" fo:text-shadow="none" style:text-underline-style="none" fo:font-weight="bold" officeooo:rsid="071e949d" style:letter-kerning="true" style:font-style-asian="italic" style:font-weight-asian="bold" style:text-emphasize="none"/>
    </style:style>
    <style:style style:name="T67" style:family="text">
      <style:text-properties style:text-outline="false" style:text-line-through-style="none" style:text-line-through-type="none" fo:font-style="italic" fo:text-shadow="none" style:text-underline-style="none" fo:font-weight="bold" officeooo:rsid="07436bd9" style:letter-kerning="true" style:font-style-asian="italic" style:font-weight-asian="bold" style:text-emphasize="none"/>
    </style:style>
    <style:style style:name="T68" style:family="text">
      <style:text-properties style:text-outline="false" style:text-line-through-style="none" style:text-line-through-type="none" fo:font-style="italic" fo:text-shadow="none" style:text-underline-style="none" fo:font-weight="normal" officeooo:rsid="071e949d" style:letter-kerning="true" style:font-style-asian="italic" style:font-weight-asian="normal" style:text-emphasize="none"/>
    </style:style>
    <style:style style:name="T69" style:family="text">
      <style:text-properties style:text-outline="false" style:text-line-through-style="none" style:text-line-through-type="none" fo:font-style="italic" fo:text-shadow="none" style:text-underline-style="none" fo:font-weight="normal" officeooo:rsid="07436bd9" style:letter-kerning="true" style:font-style-asian="italic" style:font-weight-asian="normal" style:text-emphasize="none"/>
    </style:style>
    <style:style style:name="T70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officeooo:rsid="071e949d" style:letter-kerning="true" style:font-style-asian="italic" style:font-weight-asian="normal" style:text-emphasize="none"/>
    </style:style>
    <style:style style:name="T71" style:family="text">
      <style:text-properties fo:font-size="12pt" fo:font-weight="normal" style:font-size-asian="12pt" style:font-weight-asian="normal" style:font-size-complex="12pt" style:font-weight-complex="normal"/>
    </style:style>
    <style:style style:name="T72" style:family="text">
      <style:text-properties officeooo:rsid="074ba80f"/>
    </style:style>
    <style:style style:name="T73" style:family="text">
      <style:text-properties officeooo:rsid="074c73f8"/>
    </style:style>
    <style:style style:name="T74" style:family="text">
      <style:text-properties officeooo:rsid="074f4f25"/>
    </style:style>
    <style:style style:name="T75" style:family="text">
      <style:text-properties officeooo:rsid="074f959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תקצ<text:span text:style-name="T34">ו</text:span>ב השתתפותי</text:h>
      <text:p text:style-name="P27"><text:span text:style-name="T2">ת</text:span><text:span text:style-name="T3">ִּ</text:span><text:span text:style-name="T2">ק</text:span><text:span text:style-name="T3">ְ</text:span><text:span text:style-name="T2">צ</text:span><text:span text:style-name="T3">וּ</text:span><text:span text:style-name="T2">ב השתתפותי</text:span><text:span text:style-name="T1"> </text:span><text:span text:style-name="T25">(participatory budgeting) </text:span><text:span text:style-name="T1">הוא תהליך שבו האזרחים משתתפים בקביעת </text:span><text:span text:style-name="T4">התקציב. <text:s/></text:span><text:span text:style-name="T5">התהליך בוצע לראשונה במספר ערים בברזיל לפני כ-30 שנה, והתפשט מאז לאלפי ערים נוספות ברחבי העולם. <text:s text:c="2"/>הרעיון הוא, שהעירייה מקדישה </text:span><text:span text:style-name="T18">סכום-כסף מסויים מהתקציב </text:span><text:span text:style-name="T5">העירוני לכמה פרוייקטים שהיא שוקלת לבצע, אבל במקום שחברי מועצת העיר יחליטו מה לבצע ומה לא – הם מאפשרים לאזרחים לבחור. כל אזרח מקבל בקלפי רשימה של פריטי-התקציב העומדים להצבעה, עם תיאור של כל פריט והעלות של כל פריט. כל אזרח מצביע בעד פריט אחד או יותר שהוא תומך בו. בהתאם להצבעות, בוחרים תת-קבוצה של הפריטים, שהעלות הכוללת שלהם קטנה או שווה </text:span><text:span text:style-name="T19">מהסכום הקצוב</text:span><text:span text:style-name="T5">.</text:span></text:p>
      <text:p text:style-name="P28"><text:span text:style-name="T5">הרעיון מאד יפה, ויש מקום לקוות שהוא יגיע גם לישראל – בשלב ראשון ליישובים קטנים ובשלב הבא לערים גדולות יותר, ואולי מתישהו גם לתקציב הממשלתי. <text:s/></text:span><text:span text:style-name="T12">אבל יש בו כמה בעיות המונעות ממנו להתקבל באופן נרחב יותר, ואחת הבעיות העיקריות היא </text:span><text:span text:style-name="T13">בעיית ההגינות</text:span><text:span text:style-name="T12">. </text:span></text:p>
      <text:p text:style-name="P29"><text:span text:style-name="T12">כ</text:span><text:span text:style-name="T4">די להסביר את הבעיה, נסביר קודם </text:span><text:span text:style-name="T5">א</text:span><text:span text:style-name="T14">יך בדיוק את הפריטים לביצוע. האלגוריתם המקובל כיום הוא:</text:span></text:p>
      <text:list xml:id="list1790248536" text:style-name="L1">
        <text:list-item>
          <text:p text:style-name="P30">מסדרים את הפריטים בסדר יורד של מספר הקולות שקיבלו;</text:p>
        </text:list-item>
        <text:list-item>
          <text:p text:style-name="P31"><text:span text:style-name="T4">בוחרים פריטים לפי הסדר, עד </text:span><text:span text:style-name="T17">שמגיעים </text:span><text:span text:style-name="T19">לסכום הקצוב</text:span><text:span text:style-name="T4">.</text:span></text:p>
        </text:list-item>
      </text:list>
      <text:p text:style-name="P21"><text:span text:style-name="T5">זה מאד דומה לאלגוריתם חמדני לפתרון בעיית התרמיל (knapsack), כאשר ה"ערך" של כל </text:span><text:span text:style-name="T6">פריט </text:span><text:span text:style-name="T5">הוא מספר האנשים התומכים בו, </text:span><text:span text:style-name="T6">וה"משקל" של כל פריט הוא העלות שלו</text:span><text:span text:style-name="T5">. <text:s text:c="2"/></text:span><text:span text:style-name="T7">כבר למדנו שהאלגוריתם החמדני הוא לא אופטימלי, אבל </text:span><text:span text:style-name="T15">לא זו </text:span><text:span text:style-name="T7">הבעיה העיקרית. גם אם נצליח למלא את ה"תרמיל" בפריטים עם ערך כולל גדול ביותר, ייתכן שהתקציב יהיה מאד לא הוגן.</text:span></text:p>
      <text:p text:style-name="P22"><text:span text:style-name="T4">לשם המחשה, נניח שבעיר מסויימת יש שתי שכונות, בשכונה אחת <text:s/>51% מהבוחרים ובשכונה שניה 49% מהבוחרים. הפריטים להצבעה הם בתי-ספר. </text:span><text:span text:style-name="T20">הסכום הקצוב מאפשר לבנות </text:span><text:span text:style-name="T4">10 בתי-ספר בסך-הכל. ברשימה לבחירה, יש 10 בתי"ס בשכונה א ו-10 בתי"ס בשכונה ב. כיוון שרוב הבוחרים נמצאים בשכונה א, אלגוריתם התרמיל יבחר לבנות 10 בתי"ס בשכונה א ו-0 בתים בשכונה ב: 51% מהאזרחים שולטים ב-100% מהתקציב!</text:span></text:p>
      <text:p text:style-name="P32">תקצוב השתתפותי נמצא עכשיו בשלבים התחלתיים, כך שעדיין יש הזדמנות לתקן את התהליכים ולחשוב על תהליכים טובים יותר – וזה מה שננסה לעשות בשיעור הזה.</text:p>
      <text:p text:style-name="Heading_20_2">פרופורציונליות חזקה</text:p>
      <text:p text:style-name="P23"><text:span text:style-name="T4">אנחנו רוצים שהתקציב יהיה הוגן, ולשם כך צריך קודם-כל להגדיר מה זה "הוגן". </text:span><text:span text:style-name="T8">בשיעור על חלוקת עוגה למדנו על תנאי שנקרא "חלוקה פרופורציונלית", אבל שם החלוקה היתה אישית – </text:span><text:span text:style-name="T9">כל אחד קיבל פרוסה שהוא ורק הוא נהנה ממנה. לכן ההגינות נקבעה לפי הערך שכל אחד ייחס לפרוסה האישית שהוא קיבל. במקרה שלנו, </text:span><text:span text:style-name="T10">כשהעירי</text:span><text:span text:style-name="T11">י</text:span><text:span text:style-name="T10">ה בוחרת פריטים לביצוע, </text:span><text:span text:style-name="T16">יש הרבה אזרחים הנהנים מאותם פריטים. </text:span><text:span text:style-name="T9">איך אפשר לתרגם את </text:span><text:span text:style-name="T16">תנאי הפרופורציונליות למצב זה?</text:span></text:p>
      <text:p text:style-name="P24"><text:span text:style-name="T16">ל</text:span><text:span text:style-name="T4">צורך ההגדרה, נסמן את </text:span><text:span text:style-name="T21">הסכום הקצוב</text:span><text:span text:style-name="T4"> באות L (בשקלים), ואת מספר האזרחים המצביעים באות n.</text:span></text:p>
      <text:p text:style-name="P16"><text:span text:style-name="T52">ה</text:span><text:span text:style-name="T36">גדרה</text:span>: תקציב נקרא <text:span text:style-name="T57">פרופורציונלי-חזק</text:span> אם -</text:p>
      <text:list xml:id="list1612645105" text:style-name="L2">
        <text:list-item>
          <text:p text:style-name="P39"><text:span text:style-name="T29">לכל קבוצת מצביעים בגודל </text:span><text:span text:style-name="T32">k</text:span><text:span text:style-name="T29"> <text:s text:c="2"/>(מתוך </text:span><text:span text:style-name="T32">n</text:span><text:span text:style-name="T29">):</text:span></text:p>
          <text:list>
            <text:list-item>
              <text:p text:style-name="P39"><text:span text:style-name="T29">אם </text:span><text:span text:style-name="T32">כל </text:span><text:span text:style-name="T29">חברי הקבוצה מסכימים על פריטים שהעלות הכוללת שלהם לפחות </text:span><text:span text:style-name="T32">kL/n - </text:span></text:p>
              <text:list>
                <text:list-item>
                  <text:p text:style-name="P39"><text:span text:style-name="T29">אז הסכום המוקצב לפריטים, ש</text:span><text:span text:style-name="T32">לפחות אחד</text:span><text:span text:style-name="T29"> מחברי-הקבוצה רוצה, הוא לפחות <text:s/></text:span><text:span text:style-name="T32">kL/n</text:span><text:span text:style-name="T29">.</text:span></text:p>
                </text:list-item>
              </text:list>
            </text:list-item>
          </text:list>
        </text:list-item>
      </text:list>
      <text:p text:style-name="P7"><text:span text:style-name="T35">הרעיון</text:span><text:span text:style-name="T38"> הוא, ש</text:span>לכל אזרח יש "זכות" לקבוע לגבי יחידת-תקציב אחת (<text:span text:style-name="T39">L/n</text:span>). </text:p>
      <text:p text:style-name="P44"><text:soft-page-break/>במקרה קיצוני, אם מישהו רוצה פריט שעולה רק L/n (נניח, הוא רק רוצה שיתקנו את פנס-הרחוב ליד הבית שלו), אז צריך לממן אותו. אבל בדרך-כלל אין פריטים כאלה – רוב הפריטים עולים יותר מ-L/n, וכדי לממן אותם דרושה הסכמה של יותר אזרחים; ככל שהפריט יקר יותר, כך דרושים אזרחים רבים יותר שיסכימו לממן אותו.</text:p>
      <text:p text:style-name="P44"/>
      <text:p text:style-name="P8"><text:span text:style-name="T56">ההגדרה נשמעת טוב, אבל הבעיה היא שתקציב </text:span>פרופורציונלי-חזק <text:span text:style-name="T56">לא תמיד קיים. לדוגמה, נניח שה</text:span>סכום <text:span text:style-name="T59">הקצוב </text:span><text:span text:style-name="T39">L</text:span>=4. שני פריטים, כל אחד עולה 2.5. <text:span text:style-name="T59">יש </text:span><text:span text:style-name="T39">n</text:span>=4 אזרחים: שניים רוצים <text:span text:style-name="T59">את </text:span>פריט א, <text:span text:style-name="T59">ו</text:span>שניים רוצים <text:span text:style-name="T59">את </text:span><text:s/>פריט ב. לקבוצה בגודל 2 יש זכות <text:span text:style-name="T59">לקבוע לגבי </text:span>תקציב של 2. <text:span text:style-name="T60"><text:s text:c="2"/></text:span>תקציב פרופורציונלי-חזק<text:span text:style-name="T60">, לפי הגדרתו, </text:span><text:s/>צריך לממן את שני הפריטים – אבל זה יעלה 5 ויש לנו רק 4!</text:p>
      <text:p text:style-name="Heading_20_2">פרופורציונליות <text:span text:style-name="T61">רגילה</text:span></text:p>
      <text:p text:style-name="P47">ההגדרה הקודמת חזקה מדי, ולכן נציע הגדרה אחרת.</text:p>
      <text:p text:style-name="P7"><text:span text:style-name="T53">ה</text:span><text:span text:style-name="T36">גדרה</text:span><text:span text:style-name="T35">: </text:span>תקציב נקרא <text:span text:style-name="T40">פרופורציונלי </text:span>אם -</text:p>
      <text:list xml:id="list4196320669" text:style-name="L3">
        <text:list-item>
          <text:p text:style-name="P40"><text:span text:style-name="T29">לכל קבוצת מצביעים בגודל </text:span><text:span text:style-name="T32">k</text:span><text:span text:style-name="T29"> <text:s/>(מתוך </text:span><text:span text:style-name="T32">n</text:span><text:span text:style-name="T29">):</text:span></text:p>
          <text:list>
            <text:list-item>
              <text:p text:style-name="P40"><text:span text:style-name="T29">הסכום המוקצב לפריטים, שלפחות אחד מחברי-הקבוצה רוצה, הוא לפחות העלות הגדולה ביותר של קבוצת-פריטים שכל חברי הקבוצה מסכימים עליהם, ועולה לכל היותר </text:span><text:span text:style-name="T32">kL/n </text:span><text:span text:style-name="T29">.</text:span></text:p>
            </text:list-item>
          </text:list>
        </text:list-item>
      </text:list>
      <text:p text:style-name="P46"/>
      <text:p text:style-name="P13"><text:span text:style-name="T39">בדוגמה הקודמת, כל תקציב הוא פרופורציונלי, </text:span><text:span text:style-name="T42">כיוון שאין אף תת-קבוצה בגודל k המסכימה על קבוצת פריטים שעלותה לכל היותר k. <text:s text:c="2"/></text:span><text:span text:style-name="T44">בהמשך </text:span><text:span text:style-name="T43">נראה דוגמאות יותר מעניינות.</text:span></text:p>
      <text:p text:style-name="P35"/>
      <text:p text:style-name="P18"><text:span text:style-name="T55">מ</text:span><text:span text:style-name="T36">שפט</text:span>: תקציב פרופורציונלי תמיד קיים.</text:p>
      <text:p text:style-name="P18"><text:span text:style-name="T58">הוכחה</text:span><text:span text:style-name="T62">:</text:span> האלגוריתם הבא <text:span text:style-name="T63">מוצא אותו </text:span>(<text:span text:style-name="T63">פותח ע"י האריס </text:span>עזיז, <text:span text:style-name="T63">ברטון </text:span>לי,<text:span text:style-name="T63"> ונמרוד </text:span>טלמון <text:span text:style-name="T63">ב-</text:span>2018). <text:span text:style-name="T75">האלגוריתם מחזיק שני משתנים: משתנה אחד נקרא "תקציב" ומכיל את קבוצת הפריטים שהחלטנו לממן (מאותחל לקבוצה ריקה); משתנה שני נקרא "מקופחים" ומכיל את קבוצת האזרחים, שהפריטים שהם רוצים עדיין לא נכנסו לתקציב (מאותחל לקבוצת כל האזרחים).</text:span></text:p>
      <text:p text:style-name="P49"/>
      <text:p text:style-name="P9"><text:span text:style-name="T51">אתחול</text:span><text:span text:style-name="T35">:</text:span> </text:p>
      <text:p text:style-name="P9"><text:span text:style-name="T40">תקציב <text:s text:c="2"/></text:span>:= קבוצה ריקה;</text:p>
      <text:p text:style-name="P9"><text:span text:style-name="T41">מקופחים</text:span><text:span text:style-name="T40"> </text:span>:= כל האזרחים.</text:p>
      <text:p text:style-name="P14">נסמן באות m את מספר-הפריטים הכולל.</text:p>
      <text:p text:style-name="P6">סדר את 2<text:span text:style-name="T54">m</text:span> קבוצות הפריטים <text:span text:style-name="T40">בסדר יורד </text:span>של עלות.</text:p>
      <text:p text:style-name="P6">לכל קבוצת-פריטים <text:span text:style-name="T39">Y,</text:span> מהיקרה לזולה:</text:p>
      <text:list xml:id="list2108478364" text:style-name="L4">
        <text:list-item>
          <text:p text:style-name="P41"><text:span text:style-name="T29">חשב את קבוצת-האזרחים </text:span><text:span text:style-name="T32">K </text:span><text:span text:style-name="T29">שרוצים את כל הפריטים ב-</text:span><text:span text:style-name="T32">Y. </text:span><text:span text:style-name="T29">נניח שבקבוצה יש </text:span><text:span text:style-name="T32">k אזרח</text:span><text:span text:style-name="T29">ים. </text:span></text:p>
        </text:list-item>
        <text:list-item>
          <text:p text:style-name="P41"><text:span text:style-name="T29">אם עלות הפריטים ב-</text:span><text:span text:style-name="T32">Y </text:span><text:span text:style-name="T29">היא לכל היותר </text:span><text:span text:style-name="T32">kL</text:span><text:span text:style-name="T29">/</text:span><text:span text:style-name="T32">n</text:span><text:span text:style-name="T29"> - </text:span></text:p>
          <text:list>
            <text:list-item>
              <text:p text:style-name="P43">הוסף את הפריטים ב-Y לתקציב.</text:p>
            </text:list-item>
            <text:list-item>
              <text:p text:style-name="P50"><text:span text:style-name="T29">הורד את האזרחים ב-</text:span><text:span text:style-name="T32">K </text:span><text:span text:style-name="T29">מקבוצת ה</text:span><text:span text:style-name="T31">מקופחים</text:span><text:span text:style-name="T29">.</text:span></text:p>
            </text:list-item>
          </text:list>
        </text:list-item>
      </text:list>
      <text:p text:style-name="P36"/>
      <text:p text:style-name="P25"><text:span text:style-name="T22">ה</text:span><text:span text:style-name="T4">אלגוריתם ממומש בקובץ <text:s text:c="2"/>code/proportional_budgeting.py</text:span><text:span text:style-name="T23"> <text:s text:c="2"/></text:span><text:span text:style-name="T4">ואפשר לראות כמה דוגמאות הרצה.</text:span></text:p>
      <text:p text:style-name="P19"/>
      <text:p text:style-name="P6"><text:span text:style-name="T37">טענה </text:span><text:span text:style-name="T36">1</text:span>:<text:span text:style-name="T35"> </text:span>אלגוריתם עזיז-לי-טלמון אף פעם לא חורג מגבולות התקציב.</text:p>
      <text:p text:style-name="P6"/>
      <text:p text:style-name="P45"><text:span text:style-name="T40">הוכחה</text:span>: בכל פעם שקבוצה של <text:span text:style-name="T39">k</text:span> אזרחים יוצאת מקבוצת ה<text:span text:style-name="T74">מקופחים</text:span>, האלגוריתם מתקצב פריטים שעלותם הכוללת היא לכל היותר <text:span text:style-name="T39">k</text:span>*<text:span text:style-name="T39">L</text:span>/<text:span text:style-name="T39">n</text:span>.</text:p>
      <text:p text:style-name="P45">לכן, לאחר שכל <text:span text:style-name="T39">n</text:span> האזרחים יצאו מקבוצת ה<text:span text:style-name="T74">מקופחים</text:span>, האלגוריתם מתקצב פריטים שעלותם הכוללת היא לכל היותר <text:span text:style-name="T39">n</text:span>*<text:span text:style-name="T39">L</text:span>/<text:span text:style-name="T39">n</text:span> = <text:span text:style-name="T39">L</text:span>.</text:p>
      <text:p text:style-name="P17"><text:soft-page-break/><text:span text:style-name="T24">טענה </text:span><text:span text:style-name="T36">2</text:span>:<text:span text:style-name="T35"> </text:span>אלגוריתם עזיז-לי-טלמון תמיד מחזיר תקציב פרופורציונלי [חלש].</text:p>
      <text:p text:style-name="P10"><text:span text:style-name="T40">הוכחה</text:span>: נתונה קבוצת-אזרחים <text:span text:style-name="T39">K</text:span> בגודל <text:span text:style-name="T39">k</text:span>, המסכימים על קבוצת-פריטים <text:span text:style-name="T39">X, </text:span><text:span text:style-name="T46">שהעלות שלה מקיימת:</text:span></text:p>
      <text:p text:style-name="P10"><text:span text:style-name="T39">c</text:span>(<text:span text:style-name="T39">X</text:span>) ≤ <text:span text:style-name="T39">kL</text:span>/<text:span text:style-name="T39">n.</text:span></text:p>
      <text:p text:style-name="P10">נוכיח שסך כל המימון המיועד לפריטים שחברי <text:span text:style-name="T39">K</text:span> רוצים, הוא לפחות <text:span text:style-name="T39">c</text:span>(<text:span text:style-name="T39">X</text:span>).</text:p>
      <text:p text:style-name="P11"><text:span text:style-name="T47">נחלק את הקבוצה </text:span><text:span text:style-name="T39">X</text:span> לשתי תת-קבוצות:</text:p>
      <text:list xml:id="list3403798963" text:style-name="L5">
        <text:list-item>
          <text:p text:style-name="P42"><text:span text:style-name="T32">‏Y </text:span><text:span text:style-name="T29">– </text:span><text:span text:style-name="T30">הפריטים </text:span><text:span text:style-name="T29">המתוקצבים </text:span><text:span text:style-name="T30">מתוך X,</text:span></text:p>
        </text:list-item>
        <text:list-item>
          <text:p text:style-name="P42"><text:span text:style-name="T32">Z <text:s/>– </text:span><text:span text:style-name="T33">הפריטים הלא-מתוקצבים מתוך X.</text:span></text:p>
        </text:list-item>
      </text:list>
      <text:p text:style-name="P6"><text:span text:style-name="T39">איפה נמצאים חברי הקבוצה K, כשהאלגוריתם מגיע ל</text:span><text:span text:style-name="T48">קבוצה </text:span><text:span text:style-name="T39">Z?</text:span></text:p>
      <text:p text:style-name="P6">אם כל חברי <text:span text:style-name="T39">K </text:span><text:span text:style-name="T50">מקופחים</text:span> – האלגוריתם יתקצב את <text:span text:style-name="T39">Z;</text:span> סתירה.</text:p>
      <text:p text:style-name="P12">אם אחד מהם כבר לא <text:span text:style-name="T74">מקופח</text:span> – כשהוא יצא, נבחרה לתיקצוב קבוצת-פריטים שעלותם הכוללת <text:span text:style-name="T72">גדולה יותר (כי הקבוצות מסודרות בסדר יורד), כלומר נבחרה קבוצה שעלותה </text:span><text:span text:style-name="T39">לפחות</text:span> <text:span text:style-name="T39">c</text:span>(<text:span text:style-name="T39">Z</text:span>). </text:p>
      <text:p text:style-name="P12">לכן, המימון הכולל לפריטים ש<text:span text:style-name="T73">לפחות אחד מ</text:span>חברי <text:span text:style-name="T73">הקבוצה </text:span><text:span text:style-name="T39">K </text:span><text:span text:style-name="T49">רוצה </text:span>הוא לפחות: <text:s/></text:p>
      <text:p text:style-name="P15">c(Z) + c(Y) = c(X)</text:p>
      <text:p text:style-name="P48">***</text:p>
      <text:p text:style-name="P51"/>
      <text:p text:style-name="P20"><text:span text:style-name="T64">קל לראות, ש</text:span><text:span text:style-name="T65">ס</text:span><text:span text:style-name="T66">יבוכיות </text:span><text:span text:style-name="T67">זמן הריצה של האלגוריתם היא</text:span><text:span text:style-name="T66"> <text:s/></text:span><text:span text:style-name="T68">n*2</text:span><text:span text:style-name="T70">m</text:span><text:span text:style-name="T68">. <text:s text:c="2"/></text:span><text:span text:style-name="T69">זה </text:span><text:span text:style-name="T68">סביר כשמספר הפריטים קטן, </text:span><text:span text:style-name="T69">אבל לא סביר כשמספר הפריטים גדול. האם ישנו אלגוריתם יעיל יותר? --כנראה לא: עזיז, לי וטלמון הוכיחו שהבעיה היא </text:span><text:span text:style-name="T39">NP-קשה. </text:span><text:span text:style-name="T45">מה עושים במקרה זה? – מחפשים אלגוריתמי-קירוב טובים; הנושא עדיין בשלבי מחקר.</text:span></text:p>
      <text:p text:style-name="P5"/>
      <text:p text:style-name="P4">מקורות</text:p>
      <text:list xml:id="list2126582664" text:style-name="L6">
        <text:list-item>
          <text:p text:style-name="P38"><text:bookmark text:name="fEVfI1MBELYJ"/><text:a xlink:type="simple" xlink:href="https://dl.acm.org/citation.cfm?id=3237394" text:style-name="Internet_20_link" text:visited-style-name="Visited_20_Internet_20_Link"><text:span text:style-name="Citation">Proportionally representative participatory budgeting: Axioms and algorithms‏</text:span></text:a><text:span text:style-name="Citation"><text:span text:style-name="T28">, </text:span></text:span><text:span text:style-name="T71">H Aziz, BE Lee, N Talmon</text:span></text:p>
        </text:list-item>
        <text:list-item>
          <text:p text:style-name="P33"><text:span text:style-name="Citation"><text:span text:style-name="T26">מצגות של נמרוד טלמון</text:span></text:span></text:p>
        </text:list-item>
        <text:list-item>
          <text:p text:style-name="P34"><text:span text:style-name="Citation"><text:span text:style-name="T27">ויקיפדיה Participatory Budgeting Algorithm</text:span></text:span></text:p>
        </text:list-item>
      </text:list>
      <text:p text:style-name="P26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" svg:font-family="'Noto Sans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1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" fo:font-family="'Noto Sans'" style:font-style-name="Regular" style:font-pitch="fixed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style-name="Regular" style:font-pitch="fixed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style-name="Regular" style:font-pitch="fixed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style-name="Regular" style:font-pitch="fixed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Regular" style:font-pitch="fixed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style-name="Regular" style:font-pitch="fixed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style-name="Regular" style:font-pitch="fixed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style-name="Regular" style:font-pitch="fixed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1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1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1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6" style:display-name="Default_6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" style:display-name="Default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29T21:01:25.303574549</dc:date>
    <meta:editing-duration>P15DT10M35S</meta:editing-duration>
    <meta:editing-cycles>1672</meta:editing-cycles>
    <dc:creator>Erel Segal-Halevi</dc:creator>
    <meta:document-statistic meta:table-count="0" meta:image-count="0" meta:object-count="0" meta:page-count="3" meta:paragraph-count="62" meta:word-count="1020" meta:character-count="5905" meta:non-whitespace-character-count="4918"/>
  </office:meta>
</office:document-meta>
</file>